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Invocation.BSFInvocation( Invocabl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Invocation.getInterface( Class clas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